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3" style:family="paragraph" style:parent-style-name="Quotations">
      <style:text-properties style:font-name="Samanata" style:font-name-complex="Samanata"/>
    </style:style>
    <style:style style:name="P4" style:family="paragraph" style:parent-style-name="Standard">
      <style:paragraph-properties fo:margin-top="0.3cm" fo:margin-bottom="0cm" loext:contextual-spacing="false"/>
      <style:text-properties style:font-name="Lato Light1" fo:font-size="10pt" officeooo:rsid="0023b5e6" officeooo:paragraph-rsid="0022ef6b" style:font-size-asian="10pt" style:font-name-complex="Latin Modern Roman" style:font-size-complex="10pt"/>
    </style:style>
    <style:style style:name="P5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1pt" officeooo:paragraph-rsid="002a1e6e" style:font-size-asian="11pt" style:font-name-complex="Samanata" style:font-size-complex="11pt"/>
    </style:style>
    <style:style style:name="P6" style:family="paragraph" style:parent-style-name="Standard">
      <style:text-properties style:font-name="Latin Modern Roman" officeooo:rsid="0022ef6b" officeooo:paragraph-rsid="002f79c5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style:font-name="Latin Modern Roman" officeooo:rsid="002585b3" style:font-name-complex="Latin Modern Roman"/>
    </style:style>
    <style:style style:name="T5" style:family="text">
      <style:text-properties style:font-name="Latin Modern Roman" officeooo:rsid="002585b3" style:font-name-complex="Samanata"/>
    </style:style>
    <style:style style:name="T6" style:family="text">
      <style:text-properties officeooo:rsid="002585b3"/>
    </style:style>
    <style:style style:name="T7" style:family="text">
      <style:text-properties style:use-window-font-color="true" style:font-name="Latin Modern Roman" officeooo:rsid="002585b3" style:font-name-complex="Latin Modern Roman"/>
    </style:style>
    <style:style style:name="T8" style:family="text">
      <style:text-properties style:use-window-font-color="true" style:font-name="Samanata" style:font-name-complex="Samanata"/>
    </style:style>
    <style:style style:name="T9" style:family="text">
      <style:text-properties style:use-window-font-color="true" style:font-name="Samanata" officeooo:rsid="002585b3" style:font-name-complex="Samanata"/>
    </style:style>
    <style:style style:name="T10" style:family="text">
      <style:text-properties style:use-window-font-color="true" officeooo:rsid="002ccf9d"/>
    </style:style>
    <style:style style:name="T11" style:family="text">
      <style:text-properties officeooo:rsid="002a1e6e"/>
    </style:style>
    <style:style style:name="T12" style:family="text">
      <style:text-properties officeooo:rsid="002b7f74"/>
    </style:style>
    <style:style style:name="T13" style:family="text">
      <style:text-properties officeooo:rsid="002585b3" style:font-name-complex="Samanat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11">3</text:span> – Sutka <text:span text:style-name="T11">5:40</text:span></text:p>
      <text:p text:style-name="P5">आ याह्य अद्रिभिः सुतं सोमं सोमपते पिब | वर्षन्न इन्द्र वर्षभिर वर्त्रहन्तम || १ ||</text:p>
      <text:p text:style-name="P5">वर्षा गरावा वर्षा मदो वर्षा सोमो अयं सुतः | वर्षन्न इन्द्र वर्षभिर वर्त्रहन्तम || २ ||</text:p>
      <text:p text:style-name="P5">वर्षा तवा वर्षणं हुवे वज्रिञ चित्राभिर ऊतिभिः | वर्षन्न इन्द्र वर्षभिर वर्त्रहन्तम || ३ ||</text:p>
      <text:p text:style-name="P5">रजीषी वज्री वर्षभस तुराषाट छुष्मी राजा वर्त्रहा सोमपावा | युक्त्वा हरिभ्याम उप यासद अर्वाङ माध्यंदिने सवने मत्सद इन्द्रः || ४ ||</text:p>
      <text:p text:style-name="P5">यत तवा सूर्य सवर्भानुस तमसाविध्यद आसुरः | अक्षेत्रविद यथा मुग्धो भुवनान्य अदीधयुः || ५ ||</text:p>
      <text:p text:style-name="P5">सवर्भानोर अध यद इन्द्र माया अवो दिवो वर्तमाना अवाहन | गूळ्हं सूर्यं तमसापव्रतेन तुरीयेण बरह्मणाविन्दद अत्रिः || ६ ||</text:p>
      <text:p text:style-name="P5">मा माम इमं तव सन्तम अत्र इरस्या दरुग्धो भियसा नि गारीत | तवम मित्रो असि <text:span text:style-name="T1">सत्य</text:span>राधास तौ मेहावतं वरुणश च राजा || ७ ||</text:p>
      <text:p text:style-name="P2">Padapatha for sloka <text:span text:style-name="T11">7</text:span>:</text:p>
      <text:p text:style-name="P3">मा | माम् | इमम् | तव | सन्तम् | अत्रे | इरस्या | द्रुग्धः | भियसा | नि | गारीत् | त्वम् | मित्रः | असि | <text:span text:style-name="T1">सत्य</text:span>-राधाः | तौ | मा | इह | अवतम् | वरुणः | च | राजा <text:s/></text:p>
      <text:p text:style-name="P6">Interpretation: <text:span text:style-name="T2">सत्य</text:span><text:span text:style-name="T8">-राध</text:span> is <text:span text:style-name="T6">a compound word made up of </text:span><text:span text:style-name="T3">सत्य</text:span><text:span text:style-name="T7"> and </text:span><text:span text:style-name="T9">राध</text:span><text:span text:style-name="T4"> (“</text:span><text:span text:style-name="T11">wealth, bounty</text:span><text:span text:style-name="T4">”). The whole word is an attribute of </text:span><text:span text:style-name="T13">अत्रि</text:span> → “<text:span text:style-name="T12">Atri [whose] wealth </text:span><text:span text:style-name="T10">[pl.]</text:span><text:span text:style-name="T12"> [is]</text:span> <text:span text:style-name="T1">satya</text:span>”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18:48:23.634233540</dc:date>
    <meta:editing-duration>PT28M24S</meta:editing-duration>
    <meta:editing-cycles>8</meta:editing-cycles>
    <meta:document-statistic meta:table-count="0" meta:image-count="0" meta:object-count="0" meta:page-count="1" meta:paragraph-count="11" meta:word-count="205" meta:character-count="757" meta:non-whitespace-character-count="560"/>
  </office:meta>
</office:document-meta>
</file>